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2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aad50c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aad50c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7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19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af039"/>
    </style:style>
    <style:style style:name="P2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2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28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2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1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3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fo:font-weight="normal" officeooo:rsid="00092536" style:font-weight-asian="normal" style:font-weight-complex="normal"/>
    </style:style>
    <style:style style:name="T8" style:family="text">
      <style:text-properties officeooo:rsid="001e6770"/>
    </style:style>
    <style:style style:name="T9" style:family="text">
      <style:text-properties officeooo:rsid="00291e40"/>
    </style:style>
    <style:style style:name="T10" style:family="text">
      <style:text-properties officeooo:rsid="00a771cc"/>
    </style:style>
    <style:style style:name="T11" style:family="text">
      <style:text-properties officeooo:rsid="00c26ef5"/>
    </style:style>
    <style:style style:name="T12" style:family="text">
      <style:text-properties officeooo:rsid="0030c501"/>
    </style:style>
    <style:style style:name="T13" style:family="text">
      <style:text-properties fo:font-weight="normal" officeooo:rsid="0018cfe3" style:font-weight-asian="normal" style:font-weight-complex="normal"/>
    </style:style>
    <style:style style:name="T14" style:family="text">
      <style:text-properties fo:font-weight="normal" officeooo:rsid="00715269" style:font-weight-asian="normal" style:font-weight-complex="normal"/>
    </style:style>
    <style:style style:name="T15" style:family="text">
      <style:text-properties fo:font-weight="normal" officeooo:rsid="001e677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0c501" style:font-weight-asian="normal" style:font-weight-complex="normal"/>
    </style:style>
    <style:style style:name="T18" style:family="text">
      <style:text-properties fo:font-weight="normal" officeooo:rsid="000af039" style:font-weight-asian="normal" style:font-weight-complex="normal"/>
    </style:style>
    <style:style style:name="T19" style:family="text">
      <style:text-properties fo:font-weight="normal" officeooo:rsid="000dc4f8" style:font-weight-asian="normal" style:font-weight-complex="normal"/>
    </style:style>
    <style:style style:name="T20" style:family="text">
      <style:text-properties officeooo:rsid="00a5c21b"/>
    </style:style>
    <style:style style:name="T21" style:family="text">
      <style:text-properties fo:font-weight="normal" officeooo:rsid="000c06f2" style:font-weight-asian="normal" style:font-weight-complex="normal"/>
    </style:style>
    <style:style style:name="T22" style:family="text">
      <style:text-properties fo:font-weight="normal" officeooo:rsid="00291e40" style:font-weight-asian="normal" style:font-weight-complex="normal"/>
    </style:style>
    <style:style style:name="T23" style:family="text">
      <style:text-properties fo:font-weight="normal" officeooo:rsid="00a5c21b" style:font-weight-asian="normal" style:font-weight-complex="normal"/>
    </style:style>
    <style:style style:name="T24" style:family="text">
      <style:text-properties fo:font-weight="normal" officeooo:rsid="0046b047" style:font-weight-asian="normal" style:font-weight-complex="normal"/>
    </style:style>
    <style:style style:name="T25" style:family="text">
      <style:text-properties fo:font-weight="normal" officeooo:rsid="004f0c1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><text:span text:style-name="T1">по </text:span>разработк<text:span text:style-name="T2">е</text:span> приложения</text:p>
      <text:p text:style-name="P1">с графическим интерфейсо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text:style-name="L1">
        <text:list-header>
          <text:p text:style-name="P2">Оглавление</text:p>
        </text:list-header>
      </text:list>
      <text:p text:style-name="P3"/>
      <text:list text:continue-numbering="true" text:style-name="L1">
        <text:list-item>
          <text:p text:style-name="P4">Введение</text:p>
        </text:list-item>
        <text:list-item>
          <text:p text:style-name="P4">Общие сведения</text:p>
          <text:list>
            <text:list-item>
              <text:p text:style-name="P5">Назначение программы</text:p>
            </text:list-item>
            <text:list-item>
              <text:p text:style-name="P6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4">Задание</text:p>
          <text:list>
            <text:list-item>
              <text:p text:style-name="P7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</text:list-item>
                <text:list-item>
                  <text:p text:style-name="P8">Требования к дизайну</text:p>
                </text:list-item>
              </text:list>
            </text:list-item>
          </text:list>
        </text:list-item>
      </text:list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9"><text:span text:style-name="T6"/></text:p>
      <text:list xml:id="list230743011960045" text:continue-numbering="true" text:style-name="L1">
        <text:list-item text:start-value="1">
          <text:p text:style-name="P10">Введение</text:p>
          <text:p text:style-name="P11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0">Общие сведения</text:p>
          <text:list>
            <text:list-item>
              <text:p text:style-name="P12">Назначение программы</text:p>
              <text:list>
                <text:list-item>
                  <text:p text:style-name="P13"><text:span text:style-name="T7">Программа предназначена для тестирования скорости и точности печати</text:span></text:p>
                </text:list-item>
              </text:list>
            </text:list-item>
            <text:list-item>
              <text:p text:style-name="P14">Используемые технологии</text:p>
              <text:list>
                <text:list-item>
                  <text:p text:style-name="P14">Язык программирования Python</text:p>
                </text:list-item>
                <text:list-item>
                  <text:p text:style-name="P14">Библиотека для создания графических интерфейсов PyQt</text:p>
                </text:list-item>
              </text:list>
            </text:list-item>
          </text:list>
        </text:list-item>
        <text:list-item>
          <text:p text:style-name="P10">Задание</text:p>
          <text:list>
            <text:list-item>
              <text:p text:style-name="P11">Требования к <text:span text:style-name="T5">программе или </text:span>программному изделию</text:p>
              <text:list>
                <text:list-item>
                  <text:p text:style-name="P8">Требования к функциональным характеристикам</text:p>
                  <text:list>
                    <text:list-item>
                      <text:p text:style-name="P15">Основное окно</text:p>
                      <text:list>
                        <text:list-item>
                          <text:p text:style-name="P8">Возможность начать новый тест</text:p>
                          <text:list>
                            <text:list-item>
                              <text:p text:style-name="P8">Выбор режима в секундах: 15/30/60/120</text:p>
                            </text:list-item>
                            <text:list-item>
                              <text:p text:style-name="P8">Выбор языка набираемых слов: русский/английский</text:p>
                            </text:list-item>
                            <text:list-item>
                              <text:p text:style-name="P16">Генерация слов в случайном порядке <text:span text:style-name="T8">и их отоброжение</text:span></text:p>
                            </text:list-item>
                            <text:list-item>
                              <text:p text:style-name="P15">Отобро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8">Расчет скорости и точности печати</text:p>
                        </text:list-item>
                        <text:list-item>
                          <text:p text:style-name="P8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8">Сохранение данных в базу данных</text:p>
                        </text:list-item>
                        <text:list-item>
                          <text:p text:style-name="P8"><text:span text:style-name="T9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Кнопка для перехода в <text:span text:style-name="T8">окно </text:span>локаль<text:span text:style-name="T8">ного </text:span>профил<text:span text:style-name="T8">я</text:span></text:p>
                        </text:list-item>
                        <text:list-item>
                          <text:p text:style-name="P17">Кнопка для открытия <text:span text:style-name="T8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0741679872197" text:continue-list="list230743011960045" text:style-name="L1">
        <text:list-item>
          <text:list>
            <text:list-item>
              <text:list>
                <text:list-item>
                  <text:list>
                    <text:list-item>
                      <text:p text:style-name="P18">Окно локального профиля</text:p>
                      <text:list>
                        <text:list-item>
                          <text:p text:style-name="P18">Отображение линейной диаграммы <text:span text:style-name="T10">на основе</text:span> всех тес<text:span text:style-name="T11">тов</text:span></text:p>
                        </text:list-item>
                        <text:list-item>
                          <text:p text:style-name="P18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Отображать всплывающее окно с <text:span text:style-name="T12">вопросом </text:span><text:span text:style-name="T9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307416798721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Кнопка “удалить<text:span text:style-name="T1">”</text:span></text:p>
                                  <text:list>
                                    <text:list-item>
                                      <text:p text:style-name="P18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18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0"><text:span text:style-name="T13">Кнопка </text:span><text:span text:style-name="T14">“</text:span><text:span text:style-name="T13">отменить”</text:span></text:p>
                                  <text:list>
                                    <text:list-item>
                                      <text:p text:style-name="P18"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15">Окно</text:span><text:span text:style-name="T16"> настроек теста</text:span></text:p>
                      <text:list>
                        <text:list-item>
                          <text:p text:style-name="P15">Кнопка закрытия окна</text:p>
                        </text:list-item>
                        <text:list-item>
                          <text:p text:style-name="P22"><text:span text:style-name="T16">Выпадающее меню для выбора режима </text:span><text:span text:style-name="T17">теста</text:span></text:p>
                        </text:list-item>
                        <text:list-item>
                          <text:p text:style-name="P15"><text:soft-page-break/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15"/></text:p>
      <text:p text:style-name="P23"><text:span text:style-name="T15"/></text:p>
      <text:list xml:id="list230742583199882" text:continue-numbering="true" text:style-name="L1">
        <text:list-item>
          <text:list>
            <text:list-item>
              <text:list>
                <text:list-item>
                  <text:p text:style-name="P24"><text:span text:style-name="T18">Требования к дизайну</text:span></text:p>
                  <text:list>
                    <text:list-item>
                      <text:p text:style-name="P16">Основное окно приложения</text:p>
                      <text:list>
                        <text:list-item>
                          <text:p text:style-name="P25"><text:span text:style-name="T16">Лев</text:span><text:span text:style-name="T14">ы</text:span><text:span text:style-name="T13">й</text:span><text:span text:style-name="T16"> </text:span><text:span text:style-name="T19">верхний угол</text:span></text:p>
                          <text:list>
                            <text:list-item>
                              <text:p text:style-name="P16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5"><text:span text:style-name="T16">Посередине необходимо расположить сгенерирова</text:span><text:span text:style-name="T14">н</text:span><text:span text:style-name="T16">ные слова</text:span></text:p>
                        </text:list-item>
                        <text:list-item>
                          <text:p text:style-name="P16">Правый верхний угол</text:p>
                          <text:list>
                            <text:list-item>
                              <text:p text:style-name="P16">Кнопка смены цветовой схемы</text:p>
                            </text:list-item>
                            <text:list-item>
                              <text:p text:style-name="P16">Кнопка для перехода в окно локального профиля</text:p>
                            </text:list-item>
                            <text:list-item>
                              <text:p text:style-name="P16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Окно локально<text:span text:style-name="T20">го</text:span> профиля</text:p>
                      <text:list>
                        <text:list-item>
                          <text:p text:style-name="P27"><text:span text:style-name="T21"><text:tab/></text:span><text:span text:style-name="T19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<text:span text:style-name="T16">Кнопка </text:span><text:span text:style-name="T22">округлой формы </text:span><text:span text:style-name="T16">для возврата в основное окно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0742218756664" text:continue-list="list23074258319988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Центр</text:p>
                          <text:list>
                            <text:list-item>
                              <text:p text:style-name="P27"><text:span text:style-name="T22">Линейная диаграмма </text:span><text:span text:style-name="T23">на основе</text:span><text:span text:style-name="T19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26">Верхний правый угол</text:p>
                          <text:list>
                            <text:list-item>
                              <text:p text:style-name="P26">Кнопка для очистки истории всех пройденных тестов</text:p>
                            </text:list-item>
                          </text:list>
                        </text:list-item>
                        <text:list-item>
                          <text:p text:style-name="P29"><text:span text:style-name="T19">В</text:span><text:span text:style-name="T16">сплывающее окно при нажатии на кнопку очистки</text:span></text:p>
                          <text:list>
                            <text:list-item>
                              <text:p text:style-name="P30">Окно должно быть прямоугольной формы и составлять 15% в длину и 10% в ширину от разрешения монитора</text:p>
                            </text:list-item>
                            <text:list-item>
                              <text:p text:style-name="P30">Сверху необходимо расположить вопрос: “Удалить все данные?”</text:p>
                            </text:list-item>
                            <text:list-item>
                              <text:p text:style-name="P30">Снизу расположить две прямоугольные кнопки</text:p>
                              <text:list>
                                <text:list-item>
                                  <text:p text:style-name="P30">Удалить</text:p>
                                  <text:list>
                                    <text:list-item>
                                      <text:p text:style-name="P30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0">Отменить</text:p>
                                  <text:list>
                                    <text:list-item>
                                      <text:p text:style-name="P30">Кнопка должна быть зеленого цвета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15">Окно настроек</text:span><text:span text:style-name="T19"> теста</text:span></text:p>
                      <text:list>
                        <text:list-item>
                          <text:p text:style-name="P26">Размер окна должен составлять 30% в длину и 30% в ширину от разрешения монитора</text:p>
                        </text:list-item>
                        <text:list-item>
                          <text:p text:style-name="P26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1"><text:span text:style-name="T19"><text:tab/></text:span><text:span text:style-name="T15">Кнопка </text:span><text:span text:style-name="T22">округлой формы </text:span><text:span text:style-name="T24">для </text:span><text:span text:style-name="T15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3074221875666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tab/>Центр</text:p>
                          <text:list>
                            <text:list-item>
                              <text:p text:style-name="P27"><text:span text:style-name="T19">Справа расположить выпадающее меню для выбора режима </text:span><text:span text:style-name="T25">теста</text:span></text:p>
                            </text:list-item>
                            <text:list-item>
                              <text:p text:style-name="P26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4T23:02:55.589365843</dc:date>
    <meta:editing-duration>PT2H22M44S</meta:editing-duration>
    <meta:editing-cycles>31</meta:editing-cycles>
    <meta:generator>LibreOffice/24.8.2.1$Linux_X86_64 LibreOffice_project/480$Build-1</meta:generator>
    <meta:print-date>2024-10-24T22:20:14.676219012</meta:print-date>
    <meta:printed-by>PDF files</meta:printed-by>
    <meta:document-statistic meta:table-count="0" meta:image-count="0" meta:object-count="0" meta:page-count="4" meta:paragraph-count="79" meta:word-count="446" meta:character-count="2827" meta:non-whitespace-character-count="2529"/>
  </office:meta>
</office:document-meta>
</file>